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5.667cm" style:rel-column-width="21845*"/>
    </style:style>
    <style:style style:name="Table3.B" style:family="table-column">
      <style:table-column-properties style:column-width="11.333cm" style:rel-column-width="4369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3.399cm" style:rel-column-width="13106*"/>
    </style:style>
    <style:style style:name="Table5.B" style:family="table-column">
      <style:table-column-properties style:column-width="3.401cm" style:rel-column-width="13107*"/>
    </style:style>
    <style:style style:name="Table5.D" style:family="table-column">
      <style:table-column-properties style:column-width="6.8cm" style:rel-column-width="26216*"/>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1.799cm" style:rel-column-width="6930*"/>
    </style:style>
    <style:style style:name="Table2.B" style:family="table-column">
      <style:table-column-properties style:column-width="3.307cm" style:rel-column-width="12740*"/>
    </style:style>
    <style:style style:name="Table2.C" style:family="table-column">
      <style:table-column-properties style:column-width="7.643cm" style:rel-column-width="29441*"/>
    </style:style>
    <style:style style:name="Table2.D" style:family="table-column">
      <style:table-column-properties style:column-width="4.263cm" style:rel-column-width="16424*"/>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4.135cm" style:rel-column-width="15940*"/>
    </style:style>
    <style:style style:name="Table1.B" style:family="table-column">
      <style:table-column-properties style:column-width="4.288cm" style:rel-column-width="16531*"/>
    </style:style>
    <style:style style:name="Table1.D" style:family="table-column">
      <style:table-column-properties style:column-width="4.288cm" style:rel-column-width="16533*"/>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4" style:family="table">
      <style:table-properties style:width="17.002cm" fo:margin-left="0.011cm" fo:margin-right="-0.012cm" table:align="margins"/>
    </style:style>
    <style:style style:name="Table4.A" style:family="table-column">
      <style:table-column-properties style:column-width="1.64cm" style:rel-column-width="6323*"/>
    </style:style>
    <style:style style:name="Table4.B" style:family="table-column">
      <style:table-column-properties style:column-width="5.689cm" style:rel-column-width="21926*"/>
    </style:style>
    <style:style style:name="Table4.C" style:family="table-column">
      <style:table-column-properties style:column-width="9.673cm" style:rel-column-width="37286*"/>
    </style:style>
    <style:style style:name="Table4.A1" style:family="table-cell" style:data-style-name="N0">
      <style:table-cell-properties fo:padding="0.097cm" fo:border-left="0.002cm solid #000000" fo:border-right="none" fo:border-top="0.002cm solid #000000" fo:border-bottom="0.002cm solid #000000"/>
    </style:style>
    <style:style style:name="Table4.B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4.A3" style:family="table-cell" style:data-style-name="N0">
      <style:table-cell-properties fo:padding="0.097cm" fo:border-left="0.002cm solid #000000" fo:border-right="none" fo:border-top="none" fo:border-bottom="0.002cm solid #000000"/>
    </style:style>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text-properties style:font-name="Arial" fo:font-weight="normal" style:font-weight-asian="normal" style:font-weight-complex="normal"/>
    </style:style>
    <style:style style:name="P4" style:family="paragraph" style:parent-style-name="Standard">
      <style:paragraph-properties fo:margin-left="0cm" fo:margin-right="0cm" fo:text-indent="0cm" style:auto-text-indent="false"/>
      <style:text-properties style:font-name="Arial"/>
    </style:style>
    <style:style style:name="P5" style:family="paragraph" style:parent-style-name="Standard">
      <style:paragraph-properties fo:margin-left="0cm" fo:margin-right="0cm" fo:text-indent="0cm" style:auto-text-indent="false"/>
      <style:text-properties style:font-name="Arial" fo:font-weight="bold" style:font-weight-asian="bold" style:font-weight-complex="bold"/>
    </style:style>
    <style:style style:name="P6" style:family="paragraph" style:parent-style-name="Standard">
      <style:paragraph-properties fo:margin-left="0cm" fo:margin-right="0cm" fo:text-indent="0cm" style:auto-text-indent="false"/>
      <style:text-properties style:font-name="Arial" fo:font-weight="normal" style:font-weight-asian="normal" style:font-weight-complex="normal"/>
    </style:style>
    <style:style style:name="P7" style:family="paragraph" style:parent-style-name="Standard">
      <style:paragraph-properties fo:margin-left="0cm" fo:margin-right="0cm" fo:text-indent="0cm" style:auto-text-indent="false" fo:break-before="page"/>
      <style:text-properties style:font-name="Arial" fo:font-weight="bold" style:font-weight-asian="bold" style:font-weight-complex="bold"/>
    </style:style>
    <style:style style:name="P8" style:family="paragraph" style:parent-style-name="Standard">
      <style:paragraph-properties fo:margin-left="1.251cm" fo:margin-right="0cm" fo:text-indent="0cm" style:auto-text-indent="false"/>
      <style:text-properties style:font-name="Arial"/>
    </style:style>
    <style:style style:name="P9" style:family="paragraph" style:parent-style-name="Table_20_Contents">
      <style:text-properties style:font-name="Arial"/>
    </style:style>
    <style:style style:name="P10" style:family="paragraph" style:parent-style-name="Table_20_Contents">
      <style:text-properties style:font-name="Arial" fo:font-weight="bold" style:font-weight-asian="bold" style:font-weight-complex="bold"/>
    </style:style>
    <style:style style:name="P11" style:family="paragraph" style:parent-style-name="Table_20_Contents">
      <style:text-properties style:font-name="Arial" fo:font-style="italic" style:font-style-asian="italic" style:font-style-complex="italic"/>
    </style:style>
    <style:style style:name="P12" style:family="paragraph" style:parent-style-name="Standard" style:list-style-name="L1">
      <style:text-properties style:font-name="Arial"/>
    </style:style>
    <style:style style:name="P13" style:family="paragraph" style:parent-style-name="Standard" style:list-style-name="L2">
      <style:text-properties style:font-name="Arial"/>
    </style:style>
    <style:style style:name="P14" style:family="paragraph" style:parent-style-name="Standard" style:list-style-name="L3">
      <style:text-properties style:font-name="Arial"/>
    </style:style>
    <style:style style:name="P15" style:family="paragraph" style:parent-style-name="Standard" style:list-style-name="L4">
      <style:text-properties style:font-name="Arial"/>
    </style:style>
    <style:style style:name="P16" style:family="paragraph" style:parent-style-name="Standard" style:list-style-name="L5">
      <style:text-properties style:font-name="Arial"/>
    </style:style>
    <style:style style:name="P17" style:family="paragraph" style:parent-style-name="Standard" style:list-style-name="L6">
      <style:text-properties style:font-name="Arial"/>
    </style:style>
    <style:style style:name="P18" style:family="paragraph" style:parent-style-name="Standard" style:list-style-name="L6">
      <style:text-properties style:font-name="Arial" fo:font-weight="normal" style:font-weight-asian="normal" style:font-weight-complex="normal"/>
    </style:style>
    <style:style style:name="P19" style:family="paragraph" style:parent-style-name="Standard" style:list-style-name="L7">
      <style:text-properties style:font-name="Arial"/>
    </style:style>
    <style:style style:name="P20" style:family="paragraph" style:parent-style-name="Standard" style:list-style-name="L8">
      <style:text-properties style:font-name="Arial"/>
    </style:style>
    <style:style style:name="P21" style:family="paragraph" style:parent-style-name="Standard" style:list-style-name="L9">
      <style:text-properties style:font-name="Arial"/>
    </style:style>
    <style:style style:name="P22" style:family="paragraph" style:parent-style-name="Standard" style:list-style-name="L10">
      <style:text-properties style:font-name="Arial"/>
    </style:style>
    <style:style style:name="P23" style:family="paragraph" style:parent-style-name="Standard" style:list-style-name="L6"/>
    <style:style style:name="P24" style:family="paragraph" style:parent-style-name="Table_20_Contents">
      <style:text-properties style:text-line-through-style="solid" style:font-name="Arial"/>
    </style:style>
    <style:style style:name="P25" style:family="paragraph" style:parent-style-name="Table_20_Contents">
      <style:text-properties style:text-line-through-style="none" style:font-name="Arial"/>
    </style:style>
    <style:style style:name="P26" style:family="paragraph" style:parent-style-name="Table_20_Contents">
      <style:text-properties style:font-name="Arial"/>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weight="bold" style:font-weight-asian="bold" style:font-weight-complex="bold"/>
    </style:style>
    <style:style style:name="T4" style:family="text">
      <style:text-properties style:font-name="Arial"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keyPig</text:p>
      <text:p text:style-name="P2"/>
      <text:p text:style-name="P2">Introduction</text:p>
      <text:p text:style-name="P1">PokeyPig is a MIDI-controlled digital synthesizer based around the Atari CO12294 “POKEY” chip. The POKEY was the sound chip behind Atari home computers in the 1980's and found itself used in a whole bunch or Atari arcade games. POKEY has a distinctive sound – its four channels of warm chimey square wave goodness were often not quite in tune (due to the limitations of the pitch resolution) <text:s/>but nobody cared – it sounded good - and three decades later it still does! </text:p>
      <text:p text:style-name="P1"/>
      <text:p text:style-name="P1">PokeyPig is not the first MIDI synthesizer to use POKEY chips for music, but I hope it is one of the most fun to use. I've tried to make it easy to use while still allowing a whole lot of flexibility so you can keep going deeper with it and probably come up with stuff I never even thought of. The code is also all open-source and based around the popular Arduino toolchain, so you can even get your hands dirty in the firmware coding and tweak it or even rewrite it. Whatever you do with it, I'd love to see it!</text:p>
      <text:p text:style-name="P1"/>
      <text:p text:style-name="P2">The Synth </text:p>
      <text:p text:style-name="P1">POKEYpig supports either a single or dual POKEY's.</text:p>
      <text:p text:style-name="P1"/>
      <text:p text:style-name="P1">Each POKEY chip natively supports</text:p>
      <text:list xml:id="list419503258301835661" text:style-name="L1">
        <text:list-item>
          <text:p text:style-name="P12">Four square wave voices with 8-bit frequency dividers and digital distortion </text:p>
        </text:list-item>
      </text:list>
      <text:list xml:id="list5774010654525388326" text:style-name="L2">
        <text:list-item>
          <text:p text:style-name="P13">Ability to pair two 8-bit voices into a single channel with 16-bit <text:s/>frequency division (up to two 16 bit voices per POKEY). This can be done to improve the range and the pitch accuracy of the channels.</text:p>
        </text:list-item>
        <text:list-item>
          <text:p text:style-name="P13">Ability to pair two 8-bit voices to provide a single 8 bit voice with digital high-pass filter.</text:p>
        </text:list-item>
        <text:list-item>
          <text:p text:style-name="P13">Master “high” or “low” range for all 8-bit voices on a given POKEY.</text:p>
        </text:list-item>
      </text:list>
      <text:list xml:id="list942366283674556307" text:style-name="L3">
        <text:list-header>
          <text:p text:style-name="P14"/>
        </text:list-header>
      </text:list>
      <text:p text:style-name="P1">PokeyPig gives you access to all the native POKEY chip features, while adding a wealth of functions of its own, such as:</text:p>
      <text:p text:style-name="P1"/>
      <text:list xml:id="list9201316704754447739" text:style-name="L4">
        <text:list-item>
          <text:p text:style-name="P15">Amp and Modulation Envelopes</text:p>
        </text:list-item>
        <text:list-item>
          <text:p text:style-name="P15">Low Frequency Oscillator (LFO) </text:p>
        </text:list-item>
        <text:list-item>
          <text:p text:style-name="P15">A flexible modulation matrix</text:p>
        </text:list-item>
        <text:list-item>
          <text:p text:style-name="P15">Pitch Bend</text:p>
        </text:list-item>
        <text:list-item>
          <text:p text:style-name="P15">Portamento</text:p>
        </text:list-item>
        <text:list-item>
          <text:p text:style-name="P15">Polyphonic mode or Unison with Detune and Arpeggiation</text:p>
          <text:p text:style-name="P15"/>
        </text:list-item>
      </text:list>
      <text:p text:style-name="P1">Synth configurations (or “tones”) can be saved to EEPROM storage and instantly recalled later.</text:p>
      <text:p text:style-name="P1"/>
      <text:p text:style-name="P1">If you have dual POKEY chips in your PokeyPig you have the additional possibilities of</text:p>
      <text:list xml:id="list2995709621226091136" text:style-name="L5">
        <text:list-item>
          <text:p text:style-name="P16">Doubling the number of voices available to a Tone, giving you more polyphony or thicker unison sounds.</text:p>
        </text:list-item>
      </text:list>
      <text:p text:style-name="P1">Or</text:p>
      <text:list xml:id="list35371574" text:continue-numbering="true" text:style-name="L5">
        <text:list-item>
          <text:p text:style-name="P16">Running two tones at the same time, <text:s/>on different MIDI channels (each tone is limited to the voices on a single POKEY chip)</text:p>
        </text:list-item>
      </text:list>
      <text:p text:style-name="P1"/>
      <text:p text:style-name="P1"/>
      <text:p text:style-name="P1"/>
      <text:p text:style-name="P2"><text:soft-page-break/>Some Terminology</text:p>
      <text:p text:style-name="P3">I even confuse myself with not being consistent in my terminology, so lets set some ground rules now so we know where we stand:</text:p>
      <text:p text:style-name="P3"/>
      <text:list xml:id="list2402891538600984628" text:style-name="L6">
        <text:list-item>
          <text:p text:style-name="P23"><text:span text:style-name="T2">Lets use the word </text:span><text:span text:style-name="T3">“tone” </text:span><text:span text:style-name="T2">to refer to a particular setup of PokeyPig – like a specific type of sound you're getting out of it . For example “crunchy detuned bass sound” or “brassy sound” are “tones”. Tones can be saved to PokeyPigs EEPROM and recalled later.</text:span></text:p>
        </text:list-item>
      </text:list>
      <text:p text:style-name="P1"/>
      <text:list xml:id="list35374708" text:continue-numbering="true" text:style-name="L6">
        <text:list-item>
          <text:p text:style-name="P23"><text:span text:style-name="T2">Lets use the word </text:span><text:span text:style-name="T3">“voice” </text:span><text:span text:style-name="T2">to refer to a single musical note played by PokeyPig. So, to play a chord will requires multiple voices because each voice can only play one note at a time. Typically you'll have two, four or eight voices available depending how many POKEY chips you have and how your tone is configured.</text:span></text:p>
        </text:list-item>
      </text:list>
      <text:p text:style-name="P1"/>
      <text:list xml:id="list35364811" text:continue-numbering="true" text:style-name="L6">
        <text:list-item>
          <text:p text:style-name="P23"><text:span text:style-name="T2">Lets use the word </text:span><text:span text:style-name="T3">“channel” </text:span><text:span text:style-name="T2">to refer to the set of </text:span><text:span text:style-name="T3">voices</text:span><text:span text:style-name="T2"> that are all assigned to the same </text:span><text:span text:style-name="T3">tone</text:span><text:span text:style-name="T2">, allowing polyphony or unison layering. A PokeyPig channel will generally correspond to a given MIDI input channel. </text:span></text:p>
          <text:p text:style-name="P17"/>
          <text:p text:style-name="P23"><text:span text:style-name="T2">If you have a single POKEY chip, PokeyPig supports just a single </text:span><text:span text:style-name="T3">channel</text:span><text:span text:style-name="T2">, playing a single </text:span><text:span text:style-name="T3">tone </text:span><text:span text:style-name="T4">using two or four </text:span><text:span text:style-name="T3">voices</text:span><text:span text:style-name="T4">. </text:span></text:p>
          <text:p text:style-name="P18"/>
          <text:p text:style-name="P23"><text:span text:style-name="T4">If you have two POKEY chips, you have four or eight </text:span><text:span text:style-name="T3">voices </text:span><text:span text:style-name="T4">in a single </text:span><text:span text:style-name="T3">channel</text:span><text:span text:style-name="T4">, or you can run two </text:span><text:span text:style-name="T3">channels </text:span><text:span text:style-name="T4">side by side, each with two or four voices, each playing different tones (or even the same tone if you like)</text:span></text:p>
          <text:p text:style-name="P17"/>
        </text:list-item>
      </text:list>
      <text:p text:style-name="P1"/>
      <text:p text:style-name="P2">Envelopes</text:p>
      <text:p text:style-name="P1"/>
      <text:p text:style-name="P1">Each tone has both an amp and modulation envelope </text:p>
      <text:p text:style-name="P1"/>
      <text:list xml:id="list4899307309673675059" text:style-name="L7">
        <text:list-item>
          <text:p text:style-name="P19">The <text:span text:style-name="T1">amp </text:span>envelope controls how the volume of each voice changes over time after a note is played. For example you can change the amp envelope settings to emulate the way an organ note starts immediately as a key is pressed and stops instantly as it is released, or the way a piano note rings and fades slowly after it is struck, or a sax note “swells”</text:p>
        </text:list-item>
      </text:list>
      <text:p text:style-name="P1"/>
      <text:list xml:id="list35378948" text:continue-numbering="true" text:style-name="L7">
        <text:list-item>
          <text:p text:style-name="P19">The <text:span text:style-name="T1">modulation </text:span>envelope works in exactly the same as the amp envelope, <text:s/>but rather than controlling the volume of a note, you can use it to control other properties of the sound of the note, such as pitch or distortion. For example you could have a sound which brings in more nasty distortion the longer the note is held.</text:p>
          <text:p text:style-name="P19"/>
        </text:list-item>
      </text:list>
      <text:p text:style-name="P1">Each envelope has an attack and a decay/release control and can operate in one of the following modes</text:p>
      <text:p text:style-name="P1"/>
      <text:list xml:id="list5247512810909297360" text:style-name="L8">
        <text:list-item>
          <text:p text:style-name="P20"><text:span text:style-name="T1">“Attack-Release” </text:span>mode is the default. When a key is pressed, the envelope runs up to its highest level at the attack rate, then “sustains” at that highest level until the key is released, at which point it fades out according to the release rate.</text:p>
          <text:p text:style-name="P20"/>
        </text:list-item>
        <text:list-item>
          <text:p text:style-name="P20">In <text:span text:style-name="T1">“Attack-Decay”</text:span> mode, the level runs up to its highest level at the attack rate but then immediately it fades at the release rate (even if the key is still pressed). </text:p>
          <text:p text:style-name="P20"/>
        </text:list-item>
        <text:list-item>
          <text:p text:style-name="P20"><text:soft-page-break/>In <text:span text:style-name="T1">“Attack-Retrig” </text:span>mode, the attack slope will immediately start again when the highest level is reached (if the key remains held). As soon as the key is released the envelope will fade at the release rate.</text:p>
        </text:list-item>
      </text:list>
      <text:p text:style-name="P1"/>
      <text:list xml:id="list35385170" text:continue-numbering="true" text:style-name="L8">
        <text:list-item>
          <text:p text:style-name="P20">In <text:span text:style-name="T1">“Retrigger”</text:span> mode, the envelope will function like “Decay” mode, but as soon as the release slope has finished and the volume has faded out, the attack slope will start again (if the key remains held). As soon as the key is released the envelope will begin the release phase.</text:p>
          <text:p text:style-name="P20"/>
        </text:list-item>
        <text:list-item>
          <text:p text:style-name="P20">In <text:span text:style-name="T1">“Loop” </text:span>mode, the envelope will operate like “Retrigger” mode but will continue to run over and over even after the key is released. This gives you something like an additional LFO to play with (see later) but note that a keypress is needed to start the envelope, and the wave will jump to the start of the attack slope when a key is pressed. </text:p>
        </text:list-item>
      </text:list>
      <text:p text:style-name="P1"><text:tab/></text:p>
      <text:p text:style-name="P8">This does open some interesting possibilities, since every voice has its own envelopes (unlike the channel which has just a single LFO). For example if you have 4 note polyphony you could have 4 of these envelope-based LFOs all running out of phase with each other and wreaking glorious havoc with the sound!</text:p>
      <text:p text:style-name="P8"/>
      <text:p text:style-name="P4">Note that POKEY only supports 15 volume levels per voice (plus silent) so the granularity available to amplitude envelope is rather crude and you may hear “volume stepping” on slow attack/release slopes. Nothing I can do about that – sorry!</text:p>
      <text:p text:style-name="P4"/>
      <text:p text:style-name="P4">While the amp evelope always controls the volume of a voice, the modulation envelope can be used to control all kinds of fun things!</text:p>
      <text:p text:style-name="P4"/>
      <text:p text:style-name="P4">Modulation envelope can be used to control </text:p>
      <text:list xml:id="list2165862715565301128" text:style-name="L9">
        <text:list-item>
          <text:p text:style-name="P21"><text:span text:style-name="T1">Pitch </text:span>– the pitch rises or falls in accordance with the envelope. </text:p>
        </text:list-item>
        <text:list-item>
          <text:p text:style-name="P21"><text:span text:style-name="T1">Distortion </text:span>– the distortion type changes accordance with the envelope.</text:p>
        </text:list-item>
        <text:list-item>
          <text:p text:style-name="P21"><text:span text:style-name="T1">High Pass </text:span>– the high pass filter frequency changes accordance with the envelope (requires channel with high pass filter capability)</text:p>
        </text:list-item>
        <text:list-item>
          <text:p text:style-name="P21"><text:span text:style-name="T1">Detune </text:span>– The detune amount for unison voices is scaled in accordance with the envelope (requires channel in unison mode with a non-zero detune level)</text:p>
        </text:list-item>
        <text:list-item>
          <text:p text:style-name="P21"><text:span text:style-name="T1">LFO Rate</text:span> – The LFO rate is scaled in accordance with the envelope (channel must be in unison mode)</text:p>
        </text:list-item>
        <text:list-item>
          <text:p text:style-name="P21"><text:span text:style-name="T1">LFO Level </text:span>– The LFO amount is scaled in accordance with the envelope (channel must be in unison mode with a non-zero LFO amount)</text:p>
        </text:list-item>
        <text:list-item>
          <text:p text:style-name="P21"><text:span text:style-name="T1">Arpeggiator Rate </text:span>– The rate of the arpeggiator is scaled in accordance with the envelope (requires unison mode and for the arpeggiator to be active)</text:p>
        </text:list-item>
      </text:list>
      <text:p text:style-name="P1"/>
      <text:p text:style-name="P1">The modulation envelope effects </text:p>
      <text:p text:style-name="P1"/>
      <text:p text:style-name="P1">Each of the above has a level control which (depending on the modulation destination) specifies a scaling factor of the </text:p>
      <text:p text:style-name="P1"/>
      <text:p text:style-name="P1">Modulation Sources</text:p>
      <text:p text:style-name="P1"/>
      <table:table table:name="Table3" table:style-name="Table3">
        <table:table-column table:style-name="Table3.A"/>
        <table:table-column table:style-name="Table3.B"/>
        <table:table-row>
          <table:table-cell table:style-name="Table3.A1" office:value-type="string">
            <text:p text:style-name="P9">Mod Envelope</text:p>
          </table:table-cell>
          <table:table-cell table:style-name="Table3.B1" office:value-type="string">
            <text:p text:style-name="P9"/>
          </table:table-cell>
        </table:table-row>
        <table:table-row>
          <table:table-cell table:style-name="Table3.A2" office:value-type="string">
            <text:p text:style-name="P9">LFO</text:p>
          </table:table-cell>
          <table:table-cell table:style-name="Table3.B2" office:value-type="string">
            <text:p text:style-name="P9"/>
          </table:table-cell>
        </table:table-row>
        <text:soft-page-break/>
        <table:table-row>
          <table:table-cell table:style-name="Table3.A2" office:value-type="string">
            <text:p text:style-name="P9">Mod Wheel</text:p>
          </table:table-cell>
          <table:table-cell table:style-name="Table3.B2" office:value-type="string">
            <text:p text:style-name="P9"/>
          </table:table-cell>
        </table:table-row>
      </table:table>
      <text:p text:style-name="P1"/>
      <text:p text:style-name="P1">Modulation Destinations</text:p>
      <text:p text:style-name="P1"/>
      <text:p text:style-name="P1">LFO can be sent to pitch with dedicated intensity control</text:p>
      <text:p text:style-name="P1">LFO can be sent to volume with dedicated intensity control</text:p>
      <text:p text:style-name="P1">LFO can be sent to modulation matrix with adjustable intensity control</text:p>
      <text:p text:style-name="P1">Modulation matrix destinations for LFO are </text:p>
      <text:list xml:id="list9019929757291364103" text:style-name="L10">
        <text:list-item>
          <text:p text:style-name="P22">Distortion</text:p>
        </text:list-item>
        <text:list-item>
          <text:p text:style-name="P22">High Pass Filter</text:p>
        </text:list-item>
        <text:list-item>
          <text:p text:style-name="P22">Detune</text:p>
        </text:list-item>
        <text:list-item>
          <text:p text:style-name="P22">Arpeggiator Rate</text:p>
        </text:list-item>
      </text:list>
      <text:p text:style-name="P1"><text:tab/></text:p>
      <text:p text:style-name="P1">Modulation envelope can be sent to modulation matrix with adjustable intensity control</text:p>
      <text:p text:style-name="P1">Modulation matrix destinations for mod envelope <text:s/>are </text:p>
      <text:list xml:id="list35362167" text:continue-numbering="true" text:style-name="L10">
        <text:list-item>
          <text:p text:style-name="P22">Pitch</text:p>
        </text:list-item>
        <text:list-item>
          <text:p text:style-name="P22">Distortion</text:p>
        </text:list-item>
        <text:list-item>
          <text:p text:style-name="P22">High Pass Filter</text:p>
        </text:list-item>
        <text:list-item>
          <text:p text:style-name="P22">Detune</text:p>
        </text:list-item>
        <text:list-item>
          <text:p text:style-name="P22">LFO Rate</text:p>
        </text:list-item>
        <text:list-item>
          <text:p text:style-name="P22">LFO Depth (All?)</text:p>
        </text:list-item>
        <text:list-item>
          <text:p text:style-name="P22">Arpeggiator Rate</text:p>
        </text:list-item>
      </text:list>
      <text:p text:style-name="P1"/>
      <text:p text:style-name="P1">Modulation wheel can be sent to modulation matrix </text:p>
      <text:list xml:id="list35363597" text:continue-numbering="true" text:style-name="L10">
        <text:list-item>
          <text:p text:style-name="P22">Distortion</text:p>
        </text:list-item>
        <text:list-item>
          <text:p text:style-name="P22">High Pass Filter</text:p>
        </text:list-item>
        <text:list-item>
          <text:p text:style-name="P22">Detune</text:p>
        </text:list-item>
        <text:list-item>
          <text:p text:style-name="P22">LFO Rate</text:p>
        </text:list-item>
        <text:list-item>
          <text:p text:style-name="P22">LFO Depth (All?)</text:p>
        </text:list-item>
        <text:list-item>
          <text:p text:style-name="P22">Arpeggiator Rate</text:p>
        </text:list-item>
      </text:list>
      <text:p text:style-name="P1"/>
      <text:p text:style-name="P1"/>
      <text:p text:style-name="P1"/>
      <text:p text:style-name="P1"/>
      <table:table table:name="Table5" table:style-name="Table5">
        <table:table-column table:style-name="Table5.A"/>
        <table:table-column table:style-name="Table5.B"/>
        <table:table-column table:style-name="Table5.A"/>
        <table:table-column table:style-name="Table5.D"/>
        <table:table-row>
          <table:table-cell table:style-name="Table5.A1" office:value-type="string">
            <text:p text:style-name="P9"/>
          </table:table-cell>
          <table:table-cell table:style-name="Table5.A1" office:value-type="string">
            <text:p text:style-name="P9">LFO</text:p>
          </table:table-cell>
          <table:table-cell table:style-name="Table5.A1" office:value-type="string">
            <text:p text:style-name="P9">Mod Envelope</text:p>
          </table:table-cell>
          <table:table-cell table:style-name="Table5.D1" office:value-type="string">
            <text:p text:style-name="P9">Mod Wheel</text:p>
          </table:table-cell>
        </table:table-row>
        <table:table-row>
          <table:table-cell table:style-name="Table5.A2" office:value-type="string">
            <text:p text:style-name="P9">Amplitude</text:p>
          </table:table-cell>
          <table:table-cell table:style-name="Table5.A2" office:value-type="string">
            <text:p text:style-name="P9">LFO to Amp intensity</text:p>
          </table:table-cell>
          <table:table-cell table:style-name="Table5.A2" office:value-type="string">
            <text:p text:style-name="P9">N/A</text:p>
          </table:table-cell>
          <table:table-cell table:style-name="Table5.D2" office:value-type="string">
            <text:p text:style-name="P9">Mod Matrix Flag</text:p>
          </table:table-cell>
        </table:table-row>
        <table:table-row>
          <table:table-cell table:style-name="Table5.A2" office:value-type="string">
            <text:p text:style-name="P9">Pitch</text:p>
          </table:table-cell>
          <table:table-cell table:style-name="Table5.A2" office:value-type="string">
            <text:p text:style-name="P9">LFO to Pitch intensity</text:p>
          </table:table-cell>
          <table:table-cell table:style-name="Table5.A2" office:value-type="string">
            <text:p text:style-name="P9">Mod Envelope to Mod Matrix Intensity x</text:p>
            <text:p text:style-name="P9">Mod Matrix Flag</text:p>
          </table:table-cell>
          <table:table-cell table:style-name="Table5.D2" office:value-type="string">
            <text:p text:style-name="P9">N/A</text:p>
          </table:table-cell>
        </table:table-row>
        <table:table-row>
          <table:table-cell table:style-name="Table5.A2" office:value-type="string">
            <text:p text:style-name="P9">Distortion</text:p>
          </table:table-cell>
          <table:table-cell table:style-name="Table5.A2" office:value-type="string">
            <text:p text:style-name="P9">LFO to Mod Matrix intensity x</text:p>
            <text:p text:style-name="P9">Mod Matrix Flag</text:p>
          </table:table-cell>
          <table:table-cell table:style-name="Table5.A2" office:value-type="string">
            <text:p text:style-name="P9">Mod Envelope to Mod Matrix Intensity x</text:p>
            <text:p text:style-name="P9">Mod Matrix Flag</text:p>
          </table:table-cell>
          <table:table-cell table:style-name="Table5.D2" office:value-type="string">
            <text:p text:style-name="P9">Mod Matrix Flag</text:p>
          </table:table-cell>
        </table:table-row>
        <table:table-row>
          <table:table-cell table:style-name="Table5.A2" office:value-type="string">
            <text:p text:style-name="P9">High Pass</text:p>
          </table:table-cell>
          <table:table-cell table:style-name="Table5.A2" office:value-type="string">
            <text:p text:style-name="P9">LFO to Mod Matrix intensity x</text:p>
            <text:p text:style-name="P9">Mod Matrix Flag</text:p>
          </table:table-cell>
          <table:table-cell table:style-name="Table5.A2" office:value-type="string">
            <text:p text:style-name="P9">Mod Envelope to Mod Matrix Intensity x</text:p>
            <text:p text:style-name="P9">Mod Matrix Flag</text:p>
          </table:table-cell>
          <table:table-cell table:style-name="Table5.D2" office:value-type="string">
            <text:p text:style-name="P9">Mod Matrix Flag</text:p>
          </table:table-cell>
        </table:table-row>
        <text:soft-page-break/>
        <table:table-row>
          <table:table-cell table:style-name="Table5.A2" office:value-type="string">
            <text:p text:style-name="P9">Detune</text:p>
          </table:table-cell>
          <table:table-cell table:style-name="Table5.A2" office:value-type="string">
            <text:p text:style-name="P9">LFO to Mod Matrix intensity x</text:p>
            <text:p text:style-name="P9">Mod Matrix Flag</text:p>
          </table:table-cell>
          <table:table-cell table:style-name="Table5.A2" office:value-type="string">
            <text:p text:style-name="P9">Mod Envelope to Mod Matrix Intensity x</text:p>
            <text:p text:style-name="P9">Mod Matrix Flag</text:p>
          </table:table-cell>
          <table:table-cell table:style-name="Table5.D2" office:value-type="string">
            <text:p text:style-name="P9">Mod Matrix Flag</text:p>
          </table:table-cell>
        </table:table-row>
        <table:table-row>
          <table:table-cell table:style-name="Table5.A2" office:value-type="string">
            <text:p text:style-name="P9">LFO Rate</text:p>
          </table:table-cell>
          <table:table-cell table:style-name="Table5.A2" office:value-type="string">
            <text:p text:style-name="P9">N/A</text:p>
          </table:table-cell>
          <table:table-cell table:style-name="Table5.A2" office:value-type="string">
            <text:p text:style-name="P9">Mod Envelope to Mod Matrix Intensity x</text:p>
            <text:p text:style-name="P9">Mod Matrix Flag</text:p>
          </table:table-cell>
          <table:table-cell table:style-name="Table5.D2" office:value-type="string">
            <text:p text:style-name="P9">Mod Matrix Flag</text:p>
          </table:table-cell>
        </table:table-row>
        <table:table-row>
          <table:table-cell table:style-name="Table5.A2" office:value-type="string">
            <text:p text:style-name="P9">LFO Depth</text:p>
          </table:table-cell>
          <table:table-cell table:style-name="Table5.A2" office:value-type="string">
            <text:p text:style-name="P9">N/A</text:p>
          </table:table-cell>
          <table:table-cell table:style-name="Table5.A2" office:value-type="string">
            <text:p text:style-name="P9">Mod Envelope to Mod Matrix Intensity x</text:p>
            <text:p text:style-name="P9">Mod Matrix Flag</text:p>
          </table:table-cell>
          <table:table-cell table:style-name="Table5.D2" office:value-type="string">
            <text:p text:style-name="P9">Mod Matrix Flag</text:p>
          </table:table-cell>
        </table:table-row>
        <table:table-row>
          <table:table-cell table:style-name="Table5.A2" office:value-type="string">
            <text:p text:style-name="P9">Arp Rate</text:p>
          </table:table-cell>
          <table:table-cell table:style-name="Table5.A2" office:value-type="string">
            <text:p text:style-name="P9">LFO to Mod Matrix intensity x</text:p>
            <text:p text:style-name="P9">Mod Matrix Flag</text:p>
          </table:table-cell>
          <table:table-cell table:style-name="Table5.A2" office:value-type="string">
            <text:p text:style-name="P9">Mod Envelope to Mod Matrix Intensity x</text:p>
            <text:p text:style-name="P9">Mod Matrix Flag</text:p>
          </table:table-cell>
          <table:table-cell table:style-name="Table5.D2" office:value-type="string">
            <text:p text:style-name="P9">Mod Matrix Flag</text:p>
          </table:table-cell>
        </table:table-row>
        <table:table-row>
          <table:table-cell table:style-name="Table5.A2" office:value-type="string">
            <text:p text:style-name="P9"/>
          </table:table-cell>
          <table:table-cell table:style-name="Table5.A2" office:value-type="string">
            <text:p text:style-name="P9"/>
          </table:table-cell>
          <table:table-cell table:style-name="Table5.A2" office:value-type="string">
            <text:p text:style-name="P9"/>
          </table:table-cell>
          <table:table-cell table:style-name="Table5.D2" office:value-type="string">
            <text:p text:style-name="P9"/>
          </table:table-cell>
        </table:table-row>
      </table:table>
      <text:p text:style-name="P1"/>
      <text:p text:style-name="P1"/>
      <text:p text:style-name="P1"/>
      <text:p text:style-name="P1"/>
      <text:p text:style-name="P5">Low Frequency Oscillator (LFO)</text:p>
      <text:p text:style-name="P5"/>
      <text:p text:style-name="P6">LFO's are common elements of synthesizers – they make repeating wave forms that are used to apply some effect to (or “modulate”) an audio wave form. </text:p>
      <text:p text:style-name="P6"/>
      <text:p text:style-name="P6">Common applications of LFOs are vibrato (making the pitch repeatedly rise and fall slightly) and tremelo (making the volume do much the same). </text:p>
      <text:p text:style-name="P6"/>
      <text:p text:style-name="P6">An LFO is “low frequency” when compared to the audio oscillator that is actually playing a note. While audio is up in the hundreds of Hz (cycles per second), LFO's are most often used in the single Hz figures. </text:p>
      <text:p text:style-name="P6"/>
      <text:p text:style-name="P6">PokeyPig has a single </text:p>
      <text:p text:style-name="P6"/>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table-cell table:style-name="Table2.A2" office:value-type="string">
            <text:p text:style-name="P9"/>
          </table:table-cell>
          <table:table-cell table:style-name="Table2.A2" office:value-type="string">
            <text:p text:style-name="P9">Velocity Sensitivity</text:p>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Unison</text:p>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Transpose</text:p>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Fine Tune</text:p>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Divider Range </text:p>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Arpeggiate</text:p>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Arp Rate</text:p>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Arp Note Count</text:p>
          </table:table-cell>
          <table:table-cell table:style-name="Table2.A2" office:value-type="string">
            <text:p text:style-name="P9"/>
          </table:table-cell>
          <table:table-cell table:style-name="Table2.D2" office:value-type="string">
            <text:p text:style-name="P9"/>
          </table:table-cell>
        </table:table-row>
        <text:soft-page-break/>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Mod Wheel Dest</text:p>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ext:p text:style-name="P9"/>
          </table:table-cell>
        </table:table-row>
      </table:table>
      <text:p text:style-name="P5"/>
      <text:p text:style-name="P7">Modulation Matrix</text:p>
      <text:p text:style-name="P6">The follow table shows the three possible modulation sources and the eight possible modulation destinations.</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9"/>
          </table:table-cell>
          <table:table-cell table:style-name="Table1.A1" office:value-type="string">
            <text:p text:style-name="P10">Mod Envelope</text:p>
          </table:table-cell>
          <table:table-cell table:style-name="Table1.A1" office:value-type="string">
            <text:p text:style-name="P10">Mod Wheel</text:p>
          </table:table-cell>
          <table:table-cell table:style-name="Table1.D1" office:value-type="string">
            <text:p text:style-name="P10">LFO</text:p>
          </table:table-cell>
        </table:table-row>
        <table:table-row>
          <table:table-cell table:style-name="Table1.A2" office:value-type="string">
            <text:p text:style-name="P10">Volume</text:p>
          </table:table-cell>
          <table:table-cell table:style-name="Table1.A2" office:value-type="string">
            <text:p text:style-name="P9">No (use amp envelope)</text:p>
          </table:table-cell>
          <table:table-cell table:style-name="Table1.A2" office:value-type="string">
            <text:p text:style-name="P9">Yes</text:p>
          </table:table-cell>
          <table:table-cell table:style-name="Table1.D2" office:value-type="string">
            <text:p text:style-name="P9">Yes (scaling of amplitide after amp env etc) </text:p>
            <text:p text:style-name="P11">“Tremelo”</text:p>
          </table:table-cell>
        </table:table-row>
        <table:table-row>
          <table:table-cell table:style-name="Table1.A2" office:value-type="string">
            <text:p text:style-name="P10">Pitch</text:p>
          </table:table-cell>
          <table:table-cell table:style-name="Table1.A2" office:value-type="string">
            <text:p text:style-name="P9">Yes (with control of amount)</text:p>
          </table:table-cell>
          <table:table-cell table:style-name="Table1.A2" office:value-type="string">
            <text:p text:style-name="P9">No (use pitch bend)</text:p>
          </table:table-cell>
          <table:table-cell table:style-name="Table1.D2" office:value-type="string">
            <text:p text:style-name="P9">Yes </text:p>
            <text:p text:style-name="P11">“Vibrato”</text:p>
          </table:table-cell>
        </table:table-row>
        <table:table-row>
          <table:table-cell table:style-name="Table1.A2" office:value-type="string">
            <text:p text:style-name="P10">Distortion</text:p>
          </table:table-cell>
          <table:table-cell table:style-name="Table1.D2" table:number-columns-spanned="3" office:value-type="string">
            <text:p text:style-name="P9">Yes (scaling of channel Distortion level)</text:p>
          </table:table-cell>
          <table:covered-table-cell/>
          <table:covered-table-cell/>
        </table:table-row>
        <table:table-row>
          <table:table-cell table:style-name="Table1.A2" office:value-type="string">
            <text:p text:style-name="P10">High pass freq</text:p>
          </table:table-cell>
          <table:table-cell table:style-name="Table1.D2" table:number-columns-spanned="3" office:value-type="string">
            <text:p text:style-name="P9">Yes (scaling of channel HPF setting). Only effective if POKEY configured with 8-bit channels with HPF</text:p>
          </table:table-cell>
          <table:covered-table-cell/>
          <table:covered-table-cell/>
        </table:table-row>
        <table:table-row>
          <table:table-cell table:style-name="Table1.A2" office:value-type="string">
            <text:p text:style-name="P10">Detune</text:p>
          </table:table-cell>
          <table:table-cell table:style-name="Table1.D2" table:number-columns-spanned="3" office:value-type="string">
            <text:p text:style-name="P9">Yes (scaling of channel Detune level)</text:p>
          </table:table-cell>
          <table:covered-table-cell/>
          <table:covered-table-cell/>
        </table:table-row>
        <table:table-row>
          <table:table-cell table:style-name="Table1.A2" office:value-type="string">
            <text:p text:style-name="P10">LFO rate</text:p>
          </table:table-cell>
          <table:table-cell table:style-name="Table1.A2" table:number-columns-spanned="2" office:value-type="string">
            <text:p text:style-name="P9">Yes (scaling of channel LFO rate)</text:p>
          </table:table-cell>
          <table:covered-table-cell/>
          <table:table-cell table:style-name="Table1.D2" office:value-type="string">
            <text:p text:style-name="P9">N/A</text:p>
          </table:table-cell>
        </table:table-row>
        <table:table-row>
          <table:table-cell table:style-name="Table1.A2" office:value-type="string">
            <text:p text:style-name="P10">LFO depth</text:p>
          </table:table-cell>
          <table:table-cell table:style-name="Table1.A2" table:number-columns-spanned="2" office:value-type="string">
            <text:p text:style-name="P9">Yes (scaling of channel LFO depth)</text:p>
          </table:table-cell>
          <table:covered-table-cell/>
          <table:table-cell table:style-name="Table1.D2" office:value-type="string">
            <text:p text:style-name="P9">N/A</text:p>
          </table:table-cell>
        </table:table-row>
        <table:table-row>
          <table:table-cell table:style-name="Table1.A2" office:value-type="string">
            <text:p text:style-name="P10">Arp Rate</text:p>
          </table:table-cell>
          <table:table-cell table:style-name="Table1.D2" table:number-columns-spanned="3" office:value-type="string">
            <text:p text:style-name="P9">Yes (scaling of channel arp rate)</text:p>
          </table:table-cell>
          <table:covered-table-cell/>
          <table:covered-table-cell/>
        </table:table-row>
      </table:table>
      <text:p text:style-name="P5"/>
      <text:p text:style-name="P7"/>
      <text:p text:style-name="P5">Tone Management</text:p>
      <text:p text:style-name="P6">When you tweak PokeyPig's settings, you are modifying the “active tone”</text:p>
      <text:p text:style-name="P6">You can save the tone to PokeyPig's EEPROM, which means it is saved when the power is off.</text:p>
      <text:p text:style-name="P6">PokeyPig lets you save 12 tones in memory to be recalled later. Each tone is identified by a note within the octave, so we have tones identified C, C#, D, D# and so on up to B.</text:p>
      <text:p text:style-name="P6">A new tones can be loaded using a MIDI program change message with program numbers 0-11</text:p>
      <text:p text:style-name="P6"/>
      <text:p text:style-name="P6">You can also load a tone quickly using a keyboard controller by pressing the mode button on the front of PokeyPig and pressing a note on the controller keyboard, for example press a C key to load the first saved tone (same as program change 0), then release the button.</text:p>
      <text:p text:style-name="P6"/>
      <text:p text:style-name="P6">A similar approach is used to store tones to EEPROM. Changes you make to the active tone are not saved unless you specifically do this. To save a tone, hold down the mode button until the led beside the button starts to blink. Then press the key corresponding to the tone slot you want to save to.</text:p>
      <text:p text:style-name="P6"/>
      <text:p text:style-name="P6">The mode button can also be used to stop any ringing notes (sometimes caused if a MIDI note off message is not received from a controller). Simply quickly press and release the mode button to silence any ringing notes.</text:p>
      <text:p text:style-name="P6"/>
      <text:p text:style-name="P6"/>
      <text:p text:style-name="P6">If you have two POKEY chips, you can have two tones active on PokeyPig at the same time. You can select “dual tone” mode by pressing two note keys, one after the other, while the mode button is pressed.</text:p>
      <text:p text:style-name="P6"/>
      <text:p text:style-name="P6">The first selected tone is set up on the first POKEY chip and the second tone is set up on the second chip.</text:p>
      <text:p text:style-name="P6"/>
      <text:p text:style-name="P6"/>
      <text:p text:style-name="P6"/>
      <table:table table:name="Table4" table:style-name="Table4">
        <table:table-column table:style-name="Table4.A"/>
        <table:table-column table:style-name="Table4.B"/>
        <table:table-column table:style-name="Table4.C"/>
        <table:table-row>
          <table:table-cell table:style-name="Table4.A1" office:value-type="float" office:value="14">
            <text:p text:style-name="P9">14</text:p>
          </table:table-cell>
          <table:table-cell table:style-name="Table4.B1" office:value-type="string">
            <text:p text:style-name="P9">Velocity Sensitivity</text:p>
          </table:table-cell>
          <table:table-cell table:style-name="Table4.C1" office:value-type="string">
            <text:p text:style-name="P9">&lt;=64 OFF</text:p>
            <text:p text:style-name="P9">&gt;64 ON</text:p>
          </table:table-cell>
        </table:table-row>
        <table:table-row>
          <table:table-cell table:style-name="Table4.A2" office:value-type="string">
            <text:p text:style-name="P9">120</text:p>
            <text:p text:style-name="P9">123</text:p>
          </table:table-cell>
          <table:table-cell table:style-name="Table4.A2" office:value-type="string">
            <text:p text:style-name="P9">All sound off</text:p>
          </table:table-cell>
          <table:table-cell table:style-name="Table4.C2" office:value-type="string">
            <text:p text:style-name="P9"/>
          </table:table-cell>
        </table:table-row>
        <table:table-row>
          <table:table-cell table:style-name="Table4.A3" office:value-type="float" office:value="126">
            <text:p text:style-name="P9">126</text:p>
          </table:table-cell>
          <table:table-cell table:style-name="Table4.A2" office:value-type="string">
            <text:p text:style-name="P9">Mono On</text:p>
          </table:table-cell>
          <table:table-cell table:style-name="Table4.C2" office:value-type="string">
            <text:p text:style-name="P9"/>
          </table:table-cell>
        </table:table-row>
        <table:table-row>
          <table:table-cell table:style-name="Table4.A3" office:value-type="float" office:value="127">
            <text:p text:style-name="P9">127</text:p>
          </table:table-cell>
          <table:table-cell table:style-name="Table4.A2" office:value-type="string">
            <text:p text:style-name="P9">Mono Off</text:p>
          </table:table-cell>
          <table:table-cell table:style-name="Table4.C2" office:value-type="string">
            <text:p text:style-name="P9"/>
          </table:table-cell>
        </table:table-row>
        <table:table-row>
          <table:table-cell table:style-name="Table4.A3" office:value-type="float" office:value="124">
            <text:p text:style-name="P9">124</text:p>
          </table:table-cell>
          <table:table-cell table:style-name="Table4.A2" office:value-type="string">
            <text:p text:style-name="P9">Omni Off</text:p>
          </table:table-cell>
          <table:table-cell table:style-name="Table4.C2" office:value-type="string">
            <text:p text:style-name="P9"/>
          </table:table-cell>
        </table:table-row>
        <table:table-row>
          <table:table-cell table:style-name="Table4.A3" office:value-type="float" office:value="125">
            <text:p text:style-name="P9">125</text:p>
          </table:table-cell>
          <table:table-cell table:style-name="Table4.A2" office:value-type="string">
            <text:p text:style-name="P9">Omni On</text:p>
          </table:table-cell>
          <table:table-cell table:style-name="Table4.C2" office:value-type="string">
            <text:p text:style-name="P9"/>
          </table:table-cell>
        </table:table-row>
        <table:table-row>
          <table:table-cell table:style-name="Table4.A3" office:value-type="float" office:value="121">
            <text:p text:style-name="P9">121</text:p>
          </table:table-cell>
          <table:table-cell table:style-name="Table4.A2" office:value-type="string">
            <text:p text:style-name="P9">Reset patch</text:p>
          </table:table-cell>
          <table:table-cell table:style-name="Table4.C2" office:value-type="string">
            <text:p text:style-name="P9"/>
          </table:table-cell>
        </table:table-row>
        <table:table-row>
          <table:table-cell table:style-name="Table4.A3" office:value-type="float" office:value="15">
            <text:p text:style-name="P9">15</text:p>
          </table:table-cell>
          <table:table-cell table:style-name="Table4.A2" office:value-type="string">
            <text:p text:style-name="P9">Unison in poly mode</text:p>
          </table:table-cell>
          <table:table-cell table:style-name="Table4.C2" office:value-type="string">
            <text:p text:style-name="P9">&lt;=64 OFF</text:p>
            <text:p text:style-name="P9">&gt;64 ON</text:p>
          </table:table-cell>
        </table:table-row>
        <table:table-row>
          <table:table-cell table:style-name="Table4.A3" office:value-type="float" office:value="16">
            <text:p text:style-name="P9">16</text:p>
          </table:table-cell>
          <table:table-cell table:style-name="Table4.A2" office:value-type="string">
            <text:p text:style-name="P9">Transpose</text:p>
          </table:table-cell>
          <table:table-cell table:style-name="Table4.C2" office:value-type="string">
            <text:p text:style-name="P9">64 NONE</text:p>
            <text:p text:style-name="P9">0-63 Transpose down by semitones</text:p>
            <text:p text:style-name="P9">65-127 Transpose up by semitones</text:p>
          </table:table-cell>
        </table:table-row>
        <table:table-row>
          <table:table-cell table:style-name="Table4.A3" office:value-type="float" office:value="17">
            <text:p text:style-name="P9">17</text:p>
          </table:table-cell>
          <table:table-cell table:style-name="Table4.A2" office:value-type="string">
            <text:p text:style-name="P9">Fine Tune</text:p>
          </table:table-cell>
          <table:table-cell table:style-name="Table4.C2" office:value-type="string">
            <text:p text:style-name="P9">64 NONE</text:p>
            <text:p text:style-name="P9"><text:soft-page-break/>0-63 Transpose down by cents</text:p>
            <text:p text:style-name="P9">65-127 Transpose up by cents</text:p>
            <text:p text:style-name="P9">Within capability of POKEY voice!</text:p>
          </table:table-cell>
        </table:table-row>
        <table:table-row>
          <table:table-cell table:style-name="Table4.A3" office:value-type="float" office:value="18">
            <text:p text:style-name="P9">18</text:p>
          </table:table-cell>
          <table:table-cell table:style-name="Table4.A2" office:value-type="string">
            <text:p text:style-name="P9">Pitch Bend Range</text:p>
          </table:table-cell>
          <table:table-cell table:style-name="Table4.C2" office:value-type="string">
            <text:p text:style-name="P9">0-127</text:p>
            <text:p text:style-name="P9">No pitch bend up to +/-1 octave </text:p>
          </table:table-cell>
        </table:table-row>
        <table:table-row>
          <table:table-cell table:style-name="Table4.A3" office:value-type="float" office:value="5">
            <text:p text:style-name="P9">5</text:p>
          </table:table-cell>
          <table:table-cell table:style-name="Table4.A2" office:value-type="string">
            <text:p text:style-name="P9">Portamento Time</text:p>
          </table:table-cell>
          <table:table-cell table:style-name="Table4.C2" office:value-type="string">
            <text:p text:style-name="P9">0-127</text:p>
            <text:p text:style-name="P9">0 to 2.5 seconds </text:p>
          </table:table-cell>
        </table:table-row>
        <table:table-row>
          <table:table-cell table:style-name="Table4.A3" office:value-type="float" office:value="20">
            <text:p text:style-name="P9">20</text:p>
          </table:table-cell>
          <table:table-cell table:style-name="Table4.A2" office:value-type="string">
            <text:p text:style-name="P9">High Pass Filter Freq</text:p>
          </table:table-cell>
          <table:table-cell table:style-name="Table4.C2" office:value-type="string">
            <text:p text:style-name="P9">0-127</text:p>
            <text:p text:style-name="P9">Corresponds to 255 → 0 POKEY setting for HPF divider</text:p>
          </table:table-cell>
        </table:table-row>
        <table:table-row>
          <table:table-cell table:style-name="Table4.A3" office:value-type="float" office:value="21">
            <text:p text:style-name="P9">21</text:p>
          </table:table-cell>
          <table:table-cell table:style-name="Table4.A2" office:value-type="string">
            <text:p text:style-name="P9">Distortion Level</text:p>
          </table:table-cell>
          <table:table-cell table:style-name="Table4.C2" office:value-type="string">
            <text:p text:style-name="P9">0-127 </text:p>
            <text:p text:style-name="P9">Maps to:</text:p>
            <text:p text:style-name="P9">0 <text:s/>= No distortion </text:p>
            <text:p text:style-name="P9">31 = 4 bit polynomial</text:p>
            <text:p text:style-name="P9">52 = 5 bit polynomial</text:p>
            <text:p text:style-name="P9">74 = 5/4 bit polynomial</text:p>
            <text:p text:style-name="P9">95 = 5/17 bit polynomial</text:p>
            <text:p text:style-name="P9">127 = 17 bit polynomial</text:p>
          </table:table-cell>
        </table:table-row>
        <table:table-row>
          <table:table-cell table:style-name="Table4.A3" office:value-type="float" office:value="22">
            <text:p text:style-name="P9">22</text:p>
          </table:table-cell>
          <table:table-cell table:style-name="Table4.A2" office:value-type="string">
            <text:p text:style-name="P9">Unison Type </text:p>
          </table:table-cell>
          <table:table-cell table:style-name="Table4.C2" office:value-type="string">
            <text:p text:style-name="P9">0-127 </text:p>
            <text:p text:style-name="P9">Maps to:</text:p>
            <text:p text:style-name="P9"/>
          </table:table-cell>
        </table:table-row>
        <table:table-row>
          <table:table-cell table:style-name="Table4.A3" office:value-type="float" office:value="23">
            <text:p text:style-name="P9">23</text:p>
          </table:table-cell>
          <table:table-cell table:style-name="Table4.A2" office:value-type="string">
            <text:p text:style-name="P9">Unison Detune </text:p>
          </table:table-cell>
          <table:table-cell table:style-name="Table4.C2" office:value-type="string">
            <text:p text:style-name="P9">0-127 in 10ths of a semitone.</text:p>
          </table:table-cell>
        </table:table-row>
        <table:table-row>
          <table:table-cell table:style-name="Table4.A2" office:value-type="string">
            <text:p text:style-name="P9"/>
          </table:table-cell>
          <table:table-cell table:style-name="Table4.A2" office:value-type="string">
            <text:p text:style-name="P9"/>
          </table:table-cell>
          <table:table-cell table:style-name="Table4.C2" office:value-type="string">
            <text:p text:style-name="P9"/>
          </table:table-cell>
        </table:table-row>
        <table:table-row>
          <table:table-cell table:style-name="Table4.A3" office:value-type="float" office:value="24">
            <text:p text:style-name="P9">24</text:p>
          </table:table-cell>
          <table:table-cell table:style-name="Table4.A2" office:value-type="string">
            <text:p text:style-name="P9"/>
          </table:table-cell>
          <table:table-cell table:style-name="Table4.C2" office:value-type="string">
            <text:p text:style-name="P9"/>
          </table:table-cell>
        </table:table-row>
        <table:table-row>
          <table:table-cell table:style-name="Table4.A3" office:value-type="float" office:value="25">
            <text:p text:style-name="P9">25</text:p>
          </table:table-cell>
          <table:table-cell table:style-name="Table4.A2" office:value-type="string">
            <text:p text:style-name="P9">LFO depth modulation source</text:p>
          </table:table-cell>
          <table:table-cell table:style-name="Table4.C2" office:value-type="string">
            <text:p text:style-name="P9"/>
          </table:table-cell>
        </table:table-row>
        <table:table-row>
          <table:table-cell table:style-name="Table4.A3" office:value-type="float" office:value="26">
            <text:p text:style-name="P9">26</text:p>
          </table:table-cell>
          <table:table-cell table:style-name="Table4.A2" office:value-type="string">
            <text:p text:style-name="P9">Detune Modulation Source</text:p>
          </table:table-cell>
          <table:table-cell table:style-name="Table4.C2" office:value-type="string">
            <text:p text:style-name="P9">&lt;=64 OFF</text:p>
            <text:p text:style-name="P9">&gt;64 ON</text:p>
            <text:p text:style-name="P9">The mod wheel overrides the HPF controller</text:p>
          </table:table-cell>
        </table:table-row>
        <table:table-row>
          <table:table-cell table:style-name="Table4.A3" office:value-type="float" office:value="27">
            <text:p text:style-name="P9">27</text:p>
          </table:table-cell>
          <table:table-cell table:style-name="Table4.A2" office:value-type="string">
            <text:p text:style-name="P9">High Pass Modulation</text:p>
          </table:table-cell>
          <table:table-cell table:style-name="Table4.C2" office:value-type="string">
            <text:p text:style-name="P9">&lt;=64 OFF</text:p>
            <text:p text:style-name="P9">&gt;64 ON</text:p>
            <text:p text:style-name="P9">The mod wheel overrides the detune level controller</text:p>
          </table:table-cell>
        </table:table-row>
        <table:table-row>
          <table:table-cell table:style-name="Table4.A3" office:value-type="float" office:value="28">
            <text:p text:style-name="P9">28</text:p>
          </table:table-cell>
          <table:table-cell table:style-name="Table4.A2" office:value-type="string">
            <text:p text:style-name="P9">Distortion Modulation</text:p>
          </table:table-cell>
          <table:table-cell table:style-name="Table4.C2" office:value-type="string">
            <text:p text:style-name="P9">&lt;=64 OFF</text:p>
            <text:p text:style-name="P9">&gt;64 ON</text:p>
            <text:p text:style-name="P9">The mod wheel overrides the LFO rate controller</text:p>
          </table:table-cell>
        </table:table-row>
        <table:table-row>
          <table:table-cell table:style-name="Table4.A3" office:value-type="float" office:value="29">
            <text:p text:style-name="P9">29</text:p>
          </table:table-cell>
          <table:table-cell table:style-name="Table4.A2" office:value-type="string">
            <text:p text:style-name="P9">LFO Rate Modulation</text:p>
          </table:table-cell>
          <table:table-cell table:style-name="Table4.C2" office:value-type="string">
            <text:p text:style-name="P9">&lt;=64 OFF</text:p>
            <text:p text:style-name="P9">&gt;64 ON</text:p>
            <text:p text:style-name="P9">The mod wheel overrides the LFO depth controller</text:p>
          </table:table-cell>
        </table:table-row>
        <table:table-row>
          <table:table-cell table:style-name="Table4.A3" office:value-type="float" office:value="30">
            <text:p text:style-name="P9">30</text:p>
          </table:table-cell>
          <table:table-cell table:style-name="Table4.A2" office:value-type="string">
            <text:p text:style-name="P9">Arp Rate Modulation</text:p>
          </table:table-cell>
          <table:table-cell table:style-name="Table4.C2" office:value-type="string">
            <text:p text:style-name="P9">&lt;=64 OFF</text:p>
            <text:p text:style-name="P9">&gt;64 ON</text:p>
            <text:p text:style-name="P9">The mod wheel overrides the arp rate controller</text:p>
          </table:table-cell>
        </table:table-row>
        <table:table-row>
          <table:table-cell table:style-name="Table4.A2" office:value-type="string">
            <text:p text:style-name="P9"/>
          </table:table-cell>
          <table:table-cell table:style-name="Table4.A2" office:value-type="string">
            <text:p text:style-name="P9"/>
          </table:table-cell>
          <table:table-cell table:style-name="Table4.C2" office:value-type="string">
            <text:p text:style-name="P9"/>
          </table:table-cell>
        </table:table-row>
        <table:table-row>
          <table:table-cell table:style-name="Table4.A3" office:value-type="float" office:value="71">
            <text:p text:style-name="P9">71</text:p>
          </table:table-cell>
          <table:table-cell table:style-name="Table4.A2" office:value-type="string">
            <text:p text:style-name="P9">Amp Env Type</text:p>
          </table:table-cell>
          <table:table-cell table:style-name="Table4.C2" office:value-type="string">
            <text:p text:style-name="P9">0-127 </text:p>
            <text:p text:style-name="P9">Maps to:</text:p>
            <text:p text:style-name="P9"><text:soft-page-break/>0 <text:s/>= Attack-Release</text:p>
            <text:p text:style-name="P9">38 = Attack-Decay</text:p>
            <text:p text:style-name="P9">63= Attack-Repeat-Releasedet</text:p>
            <text:p text:style-name="P9">89 = Attack-Decay-Repeat</text:p>
            <text:p text:style-name="P9">127 = Attack-Decay-Loop</text:p>
          </table:table-cell>
        </table:table-row>
        <table:table-row>
          <table:table-cell table:style-name="Table4.A3" office:value-type="float" office:value="73">
            <text:p text:style-name="P9">73</text:p>
          </table:table-cell>
          <table:table-cell table:style-name="Table4.A2" office:value-type="string">
            <text:p text:style-name="P9">Amp Env Attack Time</text:p>
          </table:table-cell>
          <table:table-cell table:style-name="Table4.C2" office:value-type="string">
            <text:p text:style-name="P9">0-127</text:p>
          </table:table-cell>
        </table:table-row>
        <table:table-row>
          <table:table-cell table:style-name="Table4.A3" office:value-type="float" office:value="72">
            <text:p text:style-name="P9">72</text:p>
          </table:table-cell>
          <table:table-cell table:style-name="Table4.A2" office:value-type="string">
            <text:p text:style-name="P9">Amp Env Release Time</text:p>
          </table:table-cell>
          <table:table-cell table:style-name="Table4.C2" office:value-type="string">
            <text:p text:style-name="P9">0-127</text:p>
          </table:table-cell>
        </table:table-row>
        <table:table-row>
          <table:table-cell table:style-name="Table4.A2" office:value-type="string">
            <text:p text:style-name="P9"/>
          </table:table-cell>
          <table:table-cell table:style-name="Table4.A2" office:value-type="string">
            <text:p text:style-name="P9"/>
          </table:table-cell>
          <table:table-cell table:style-name="Table4.C2" office:value-type="string">
            <text:p text:style-name="P9"/>
          </table:table-cell>
        </table:table-row>
        <table:table-row>
          <table:table-cell table:style-name="Table4.A3" office:value-type="float" office:value="75">
            <text:p text:style-name="P9">75</text:p>
          </table:table-cell>
          <table:table-cell table:style-name="Table4.A2" office:value-type="string">
            <text:p text:style-name="P9">From Note</text:p>
          </table:table-cell>
          <table:table-cell table:style-name="Table4.C2" office:value-type="string">
            <text:p text:style-name="P9"/>
          </table:table-cell>
        </table:table-row>
        <table:table-row>
          <table:table-cell table:style-name="Table4.A3" office:value-type="float" office:value="76">
            <text:p text:style-name="P9">76</text:p>
          </table:table-cell>
          <table:table-cell table:style-name="Table4.A2" office:value-type="string">
            <text:p text:style-name="P9">To Note</text:p>
          </table:table-cell>
          <table:table-cell table:style-name="Table4.C2" office:value-type="string">
            <text:p text:style-name="P9"/>
          </table:table-cell>
        </table:table-row>
        <table:table-row>
          <table:table-cell table:style-name="Table4.A3" office:value-type="float" office:value="103">
            <text:p text:style-name="P9">103</text:p>
          </table:table-cell>
          <table:table-cell table:style-name="Table4.A2" office:value-type="string">
            <text:p text:style-name="P9">Mod Env Type</text:p>
          </table:table-cell>
          <table:table-cell table:style-name="Table4.C2" office:value-type="string">
            <text:p text:style-name="P9">0-127 </text:p>
            <text:p text:style-name="P9">Maps to:</text:p>
            <text:p text:style-name="P9">0 <text:s/>= Attack-Release</text:p>
            <text:p text:style-name="P9">38 = Attack-Decay</text:p>
            <text:p text:style-name="P9">63= Attack-Repeat-Release</text:p>
            <text:p text:style-name="P9">89 = Attack-Decay-Repeat-Release</text:p>
            <text:p text:style-name="P9">127 = Attack-Decay-Loop</text:p>
          </table:table-cell>
        </table:table-row>
        <table:table-row>
          <table:table-cell table:style-name="Table4.A3" office:value-type="float" office:value="104">
            <text:p text:style-name="P9">104</text:p>
          </table:table-cell>
          <table:table-cell table:style-name="Table4.A2" office:value-type="string">
            <text:p text:style-name="P9">Mod Env Attack Time</text:p>
          </table:table-cell>
          <table:table-cell table:style-name="Table4.C2" office:value-type="string">
            <text:p text:style-name="P9">0-127</text:p>
          </table:table-cell>
        </table:table-row>
        <table:table-row>
          <table:table-cell table:style-name="Table4.A3" office:value-type="float" office:value="105">
            <text:p text:style-name="P9">105</text:p>
          </table:table-cell>
          <table:table-cell table:style-name="Table4.A2" office:value-type="string">
            <text:p text:style-name="P9">Mod Env Release Time</text:p>
          </table:table-cell>
          <table:table-cell table:style-name="Table4.C2" office:value-type="string">
            <text:p text:style-name="P9">0-127</text:p>
          </table:table-cell>
        </table:table-row>
        <table:table-row>
          <table:table-cell table:style-name="Table4.A2" office:value-type="string">
            <text:p text:style-name="P9"/>
          </table:table-cell>
          <table:table-cell table:style-name="Table4.A2" office:value-type="string">
            <text:p text:style-name="P9"/>
          </table:table-cell>
          <table:table-cell table:style-name="Table4.C2" office:value-type="string">
            <text:p text:style-name="P9"/>
          </table:table-cell>
        </table:table-row>
        <table:table-row>
          <table:table-cell table:style-name="Table4.A3" office:value-type="float" office:value="85">
            <text:p text:style-name="P25">85</text:p>
          </table:table-cell>
          <table:table-cell table:style-name="Table4.A2" office:value-type="string">
            <text:p text:style-name="P25">Mod Env Depth To Pitch</text:p>
          </table:table-cell>
          <table:table-cell table:style-name="Table4.C2" office:value-type="string">
            <text:p text:style-name="P25">0-127 (-63 to +63)</text:p>
          </table:table-cell>
        </table:table-row>
        <table:table-row>
          <table:table-cell table:style-name="Table4.A3" office:value-type="float" office:value="86">
            <text:p text:style-name="P24">86</text:p>
          </table:table-cell>
          <table:table-cell table:style-name="Table4.A2" office:value-type="string">
            <text:p text:style-name="P24">Mod Env to Distortion</text:p>
          </table:table-cell>
          <table:table-cell table:style-name="Table4.C2" office:value-type="string">
            <text:p text:style-name="P24">64 OFF</text:p>
            <text:p text:style-name="P24">&gt; 64 On</text:p>
            <text:p text:style-name="P24">&lt; 64 On (inverted)</text:p>
            <text:p text:style-name="P24">Downscales the channel Distortion setting</text:p>
          </table:table-cell>
        </table:table-row>
        <table:table-row>
          <table:table-cell table:style-name="Table4.A3" office:value-type="float" office:value="87">
            <text:p text:style-name="P24">87</text:p>
          </table:table-cell>
          <table:table-cell table:style-name="Table4.A2" office:value-type="string">
            <text:p text:style-name="P24">Mod Env to High Pass</text:p>
          </table:table-cell>
          <table:table-cell table:style-name="Table4.C2" office:value-type="string">
            <text:p text:style-name="P24">64 OFF</text:p>
            <text:p text:style-name="P24">&gt; 64 On</text:p>
            <text:p text:style-name="P24">&lt; 64 On (inverted)</text:p>
            <text:p text:style-name="P24">Downscales the channel Hi Pass setting</text:p>
          </table:table-cell>
        </table:table-row>
        <table:table-row>
          <table:table-cell table:style-name="Table4.A3" office:value-type="float" office:value="88">
            <text:p text:style-name="P24">88</text:p>
          </table:table-cell>
          <table:table-cell table:style-name="Table4.A2" office:value-type="string">
            <text:p text:style-name="P24">Mod Env to Detune</text:p>
          </table:table-cell>
          <table:table-cell table:style-name="Table4.C2" office:value-type="string">
            <text:p text:style-name="P24">64 OFF</text:p>
            <text:p text:style-name="P24">&gt; 64 On</text:p>
            <text:p text:style-name="P24">&lt; 64 On (inverted)</text:p>
            <text:p text:style-name="P24">Downscales the channel Detune setting</text:p>
          </table:table-cell>
        </table:table-row>
        <table:table-row>
          <table:table-cell table:style-name="Table4.A3" office:value-type="float" office:value="89">
            <text:p text:style-name="P24">89</text:p>
          </table:table-cell>
          <table:table-cell table:style-name="Table4.A2" office:value-type="string">
            <text:p text:style-name="P24">Mod Env to LFO Rate</text:p>
          </table:table-cell>
          <table:table-cell table:style-name="Table4.C2" office:value-type="string">
            <text:p text:style-name="P24">64 OFF</text:p>
            <text:p text:style-name="P24">&gt; 64 On</text:p>
            <text:p text:style-name="P24">&lt; 64 On (inverted)</text:p>
            <text:p text:style-name="P24">Downscales the channel LFO Rate setting</text:p>
          </table:table-cell>
        </table:table-row>
        <table:table-row>
          <table:table-cell table:style-name="Table4.A3" office:value-type="float" office:value="90">
            <text:p text:style-name="P24">90</text:p>
          </table:table-cell>
          <table:table-cell table:style-name="Table4.A2" office:value-type="string">
            <text:p text:style-name="P24">Mod Env to LFO Depth</text:p>
          </table:table-cell>
          <table:table-cell table:style-name="Table4.C2" office:value-type="string">
            <text:p text:style-name="P24">64 OFF</text:p>
            <text:p text:style-name="P24">&gt; 64 On</text:p>
            <text:p text:style-name="P24">&lt; 64 On (inverted)</text:p>
            <text:p text:style-name="P24">Downscales the channel LFO Depth setting</text:p>
          </table:table-cell>
        </table:table-row>
        <table:table-row>
          <table:table-cell table:style-name="Table4.A3" office:value-type="float" office:value="91">
            <text:p text:style-name="P24">91</text:p>
          </table:table-cell>
          <table:table-cell table:style-name="Table4.A2" office:value-type="string">
            <text:p text:style-name="P24">Mod Env to Arp Rate</text:p>
          </table:table-cell>
          <table:table-cell table:style-name="Table4.C2" office:value-type="string">
            <text:p text:style-name="P24">64 OFF</text:p>
            <text:p text:style-name="P24">&gt; 64 On</text:p>
            <text:p text:style-name="P24">&lt; 64 On (inverted)</text:p>
            <text:p text:style-name="P24">Downscales the channel arp rate setting</text:p>
          </table:table-cell>
        </table:table-row>
        <text:soft-page-break/>
        <table:table-row>
          <table:table-cell table:style-name="Table4.A3" office:value-type="float" office:value="92">
            <text:p text:style-name="P24">92</text:p>
          </table:table-cell>
          <table:table-cell table:style-name="Table4.A2" office:value-type="string">
            <text:p text:style-name="P24">Mod Env Depth</text:p>
          </table:table-cell>
          <table:table-cell table:style-name="Table4.C2" office:value-type="string">
            <text:p text:style-name="P24">-63 0 +63</text:p>
          </table:table-cell>
        </table:table-row>
        <table:table-row>
          <table:table-cell table:style-name="Table4.A3">
            <text:p text:style-name="P9"/>
          </table:table-cell>
          <table:table-cell table:style-name="Table4.A2" office:value-type="string">
            <text:p text:style-name="P9"/>
          </table:table-cell>
          <table:table-cell table:style-name="Table4.C2" office:value-type="string">
            <text:p text:style-name="P9"/>
          </table:table-cell>
        </table:table-row>
        <table:table-row>
          <table:table-cell table:style-name="Table4.A3" office:value-type="float" office:value="106">
            <text:p text:style-name="P9">106</text:p>
          </table:table-cell>
          <table:table-cell table:style-name="Table4.A2" office:value-type="string">
            <text:p text:style-name="P9">LFO Mode</text:p>
          </table:table-cell>
          <table:table-cell table:style-name="Table4.C2" office:value-type="string">
            <text:p text:style-name="P9">0-127 </text:p>
            <text:p text:style-name="P9">Maps to:</text:p>
            <text:p text:style-name="P9">0 <text:s/>= Don't Run, Hold LFO Value</text:p>
            <text:p text:style-name="P9">27 = Free</text:p>
            <text:p text:style-name="P9">45= Gated</text:p>
            <text:p text:style-name="P9">63 = Free, Reset by Note Trigger</text:p>
            <text:p text:style-name="P9">81 = Gated, Reset by Note Trigger</text:p>
            <text:p text:style-name="P9">99 = One Shot</text:p>
            <text:p text:style-name="P9">127 = Neg-gated (run only when not gated)</text:p>
            <text:p text:style-name="P9"/>
          </table:table-cell>
        </table:table-row>
        <table:table-row>
          <table:table-cell table:style-name="Table4.A3" office:value-type="float" office:value="107">
            <text:p text:style-name="P9">107</text:p>
          </table:table-cell>
          <table:table-cell table:style-name="Table4.A2" office:value-type="string">
            <text:p text:style-name="P9">LFO Wave</text:p>
          </table:table-cell>
          <table:table-cell table:style-name="Table4.C2" office:value-type="string">
            <text:p text:style-name="P9">0-127 </text:p>
            <text:p text:style-name="P9">Maps to:</text:p>
            <text:p text:style-name="P9">0 = Triangle</text:p>
            <text:p text:style-name="P9">38 = Ramp</text:p>
            <text:p text:style-name="P9">63 = Reverse Ramp</text:p>
            <text:p text:style-name="P9">88= Square</text:p>
            <text:p text:style-name="P9">114 = Square with random amplitude</text:p>
          </table:table-cell>
        </table:table-row>
        <table:table-row>
          <table:table-cell table:style-name="Table4.A3" office:value-type="float" office:value="108">
            <text:p text:style-name="P9">108</text:p>
          </table:table-cell>
          <table:table-cell table:style-name="Table4.A2" office:value-type="string">
            <text:p text:style-name="P9">LFO Rate</text:p>
          </table:table-cell>
          <table:table-cell table:style-name="Table4.C2" office:value-type="string">
            <text:p text:style-name="P9"/>
          </table:table-cell>
        </table:table-row>
        <table:table-row>
          <table:table-cell table:style-name="Table4.A3" office:value-type="float" office:value="109">
            <text:p text:style-name="P25">109</text:p>
          </table:table-cell>
          <table:table-cell table:style-name="Table4.A2" office:value-type="string">
            <text:p text:style-name="P25">LFO Depth</text:p>
          </table:table-cell>
          <table:table-cell table:style-name="Table4.C2" office:value-type="string">
            <text:p text:style-name="P25"/>
          </table:table-cell>
        </table:table-row>
        <table:table-row>
          <table:table-cell table:style-name="Table4.A3" office:value-type="float" office:value="110">
            <text:p text:style-name="P25">110</text:p>
          </table:table-cell>
          <table:table-cell table:style-name="Table4.A2" office:value-type="string">
            <text:p text:style-name="P25">LFO Depth to Pitch (Vibrato)</text:p>
          </table:table-cell>
          <table:table-cell table:style-name="Table4.C2" office:value-type="string">
            <text:p text:style-name="P25"/>
          </table:table-cell>
        </table:table-row>
        <table:table-row>
          <table:table-cell table:style-name="Table4.A3" office:value-type="float" office:value="111">
            <text:p text:style-name="P25">111</text:p>
          </table:table-cell>
          <table:table-cell table:style-name="Table4.A2" office:value-type="string">
            <text:p text:style-name="P25">LFO Depth to Volume (Tremelo)</text:p>
          </table:table-cell>
          <table:table-cell table:style-name="Table4.C2" office:value-type="string">
            <text:p text:style-name="P25"/>
          </table:table-cell>
        </table:table-row>
        <table:table-row>
          <table:table-cell table:style-name="Table4.A3" office:value-type="float" office:value="112">
            <text:p text:style-name="P24">112</text:p>
          </table:table-cell>
          <table:table-cell table:style-name="Table4.A2" office:value-type="string">
            <text:p text:style-name="P24">LFO to Distortion</text:p>
          </table:table-cell>
          <table:table-cell table:style-name="Table4.C2" office:value-type="string">
            <text:p text:style-name="P24">64 OFF</text:p>
            <text:p text:style-name="P24">&gt; 64 On</text:p>
            <text:p text:style-name="P24">&lt; 64 On (inverted)</text:p>
          </table:table-cell>
        </table:table-row>
        <table:table-row>
          <table:table-cell table:style-name="Table4.A3" office:value-type="float" office:value="113">
            <text:p text:style-name="P24">113</text:p>
          </table:table-cell>
          <table:table-cell table:style-name="Table4.A2" office:value-type="string">
            <text:p text:style-name="P24">LFO to High Pass</text:p>
          </table:table-cell>
          <table:table-cell table:style-name="Table4.C2" office:value-type="string">
            <text:p text:style-name="P24">64 OFF</text:p>
            <text:p text:style-name="P24">&gt; 64 On</text:p>
            <text:p text:style-name="P24">&lt; 64 On (inverted)</text:p>
          </table:table-cell>
        </table:table-row>
        <table:table-row>
          <table:table-cell table:style-name="Table4.A3" office:value-type="float" office:value="114">
            <text:p text:style-name="P24">114</text:p>
          </table:table-cell>
          <table:table-cell table:style-name="Table4.A2" office:value-type="string">
            <text:p text:style-name="P24">LFO to Detune</text:p>
          </table:table-cell>
          <table:table-cell table:style-name="Table4.C2" office:value-type="string">
            <text:p text:style-name="P24">64 OFF</text:p>
            <text:p text:style-name="P24">&gt; 64 On</text:p>
            <text:p text:style-name="P24">&lt; 64 On (inverted)</text:p>
          </table:table-cell>
        </table:table-row>
        <table:table-row>
          <table:table-cell table:style-name="Table4.A3" office:value-type="float" office:value="115">
            <text:p text:style-name="P24">115</text:p>
          </table:table-cell>
          <table:table-cell table:style-name="Table4.A2" office:value-type="string">
            <text:p text:style-name="P24">LFO to Arp Rate</text:p>
          </table:table-cell>
          <table:table-cell table:style-name="Table4.C2" office:value-type="string">
            <text:p text:style-name="P24">64 OFF</text:p>
            <text:p text:style-name="P24">&gt; 64 On</text:p>
            <text:p text:style-name="P24">&lt; 64 On (inverted)</text:p>
          </table:table-cell>
        </table:table-row>
        <table:table-row>
          <table:table-cell table:style-name="Table4.A2" office:value-type="string">
            <text:p text:style-name="P9"/>
          </table:table-cell>
          <table:table-cell table:style-name="Table4.A2" office:value-type="string">
            <text:p text:style-name="P9"/>
          </table:table-cell>
          <table:table-cell table:style-name="Table4.C2" office:value-type="string">
            <text:p text:style-name="P9"/>
          </table:table-cell>
        </table:table-row>
        <table:table-row>
          <table:table-cell table:style-name="Table4.A3" office:value-type="float" office:value="116">
            <text:p text:style-name="P9">116</text:p>
          </table:table-cell>
          <table:table-cell table:style-name="Table4.A2" office:value-type="string">
            <text:p text:style-name="P9">Arp Enable</text:p>
          </table:table-cell>
          <table:table-cell table:style-name="Table4.C2" office:value-type="string">
            <text:p text:style-name="P9">&lt;=64 OFF</text:p>
            <text:p text:style-name="P9">&gt;64 ON</text:p>
          </table:table-cell>
        </table:table-row>
        <table:table-row>
          <table:table-cell table:style-name="Table4.A3" office:value-type="float" office:value="117">
            <text:p text:style-name="P9">117</text:p>
          </table:table-cell>
          <table:table-cell table:style-name="Table4.A2" office:value-type="string">
            <text:p text:style-name="P9">Arp Rate</text:p>
          </table:table-cell>
          <table:table-cell table:style-name="Table4.C2" office:value-type="string">
            <text:p text:style-name="P9">0-127</text:p>
          </table:table-cell>
        </table:table-row>
        <table:table-row>
          <table:table-cell table:style-name="Table4.A3" office:value-type="float" office:value="118">
            <text:p text:style-name="P9">118</text:p>
          </table:table-cell>
          <table:table-cell table:style-name="Table4.A2" office:value-type="string">
            <text:p text:style-name="P9">Arp Count</text:p>
          </table:table-cell>
          <table:table-cell table:style-name="Table4.C2" office:value-type="string">
            <text:p text:style-name="P9">0-127</text:p>
            <text:p text:style-name="P9">Maps to 0-7 max notes in arp sequence</text:p>
          </table:table-cell>
        </table:table-row>
        <table:table-row>
          <table:table-cell table:style-name="Table4.A3" office:value-type="float" office:value="119">
            <text:p text:style-name="P9">119</text:p>
          </table:table-cell>
          <table:table-cell table:style-name="Table4.A2" office:value-type="string">
            <text:p text:style-name="P9">Arp Envelope Trigger</text:p>
          </table:table-cell>
          <table:table-cell table:style-name="Table4.C2" office:value-type="string">
            <text:p text:style-name="P9">&lt;=64 OFF</text:p>
            <text:p text:style-name="P9">&gt;64 ON</text:p>
            <text:p text:style-name="P9">Whether each individual arp note triggers <text:soft-page-break/>envelopes</text:p>
          </table:table-cell>
        </table:table-row>
        <table:table-row>
          <table:table-cell table:style-name="Table4.A2" office:value-type="string">
            <text:p text:style-name="P9"/>
          </table:table-cell>
          <table:table-cell table:style-name="Table4.A2" office:value-type="string">
            <text:p text:style-name="P9"/>
          </table:table-cell>
          <table:table-cell table:style-name="Table4.C2" office:value-type="string">
            <text:p text:style-name="P9"/>
          </table:table-cell>
        </table:table-row>
        <table:table-row>
          <table:table-cell table:style-name="Table4.A3" office:value-type="float" office:value="93">
            <text:p text:style-name="P9">93</text:p>
          </table:table-cell>
          <table:table-cell table:style-name="Table4.A2" office:value-type="string">
            <text:p text:style-name="P9">POKEY Configuration</text:p>
          </table:table-cell>
          <table:table-cell table:style-name="Table4.C2" office:value-type="string">
            <text:p text:style-name="P9">0-127 </text:p>
            <text:p text:style-name="P9">Maps to:</text:p>
            <text:p text:style-name="P9">0 <text:s/>= 8 bit divider (4 channels per chip)</text:p>
            <text:p text:style-name="P9">64= 8 bit divider with hi pass (2 channels per chip)</text:p>
            <text:p text:style-name="P9">127= 16 bit divider (2 channels per chip)</text:p>
          </table:table-cell>
        </table:table-row>
        <table:table-row>
          <table:table-cell table:style-name="Table4.A3">
            <text:p text:style-name="P9"/>
          </table:table-cell>
          <table:table-cell table:style-name="Table4.A2" office:value-type="string">
            <text:p text:style-name="P9"/>
          </table:table-cell>
          <table:table-cell table:style-name="Table4.C2" office:value-type="string">
            <text:p text:style-name="P9"/>
          </table:table-cell>
        </table:table-row>
        <table:table-row>
          <table:table-cell table:style-name="Table4.A3" office:value-type="float" office:value="94">
            <text:p text:style-name="P9">94</text:p>
          </table:table-cell>
          <table:table-cell table:style-name="Table4.A2" office:value-type="string">
            <text:p text:style-name="P9">POKEY divider range</text:p>
          </table:table-cell>
          <table:table-cell table:style-name="Table4.C2" office:value-type="string">
            <text:p text:style-name="P9">&lt;=64 LOW freq range</text:p>
            <text:p text:style-name="P9">&gt;64 HIGH freq range</text:p>
            <text:p text:style-name="P9">Applicable to 8 bit divider modes only</text:p>
          </table:table-cell>
        </table:table-row>
        <table:table-row>
          <table:table-cell table:style-name="Table4.A3">
            <text:p text:style-name="P9"/>
          </table:table-cell>
          <table:table-cell table:style-name="Table4.A2" office:value-type="string">
            <text:p text:style-name="P9"/>
          </table:table-cell>
          <table:table-cell table:style-name="Table4.C2" office:value-type="string">
            <text:p text:style-name="P9"/>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son hotchkiss</meta:initial-creator>
    <meta:creation-date>2015-06-22T08:54:57.94</meta:creation-date>
    <dc:date>2015-12-05T15:21:04.57</dc:date>
    <dc:creator>jason hotchkiss</dc:creator>
    <meta:editing-duration>P2DT16H3M56S</meta:editing-duration>
    <meta:editing-cycles>230</meta:editing-cycles>
    <meta:generator>OpenOffice/4.1.1$Win32 OpenOffice.org_project/411m6$Build-9775</meta:generator>
    <meta:document-statistic meta:table-count="5" meta:image-count="0" meta:object-count="0" meta:page-count="12" meta:paragraph-count="424" meta:word-count="2796" meta:character-count="14826"/>
  </office:meta>
</office:document-meta>
</file>